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</style:style>
    <style:style style:name="P3" style:family="paragraph" style:parent-style-name="Preformatted_20_Text">
      <loext:graphic-properties draw:fill="none" draw:fill-color="#ffffff"/>
      <style:paragraph-properties fo:margin-top="0in" fo:margin-bottom="0.1965in" style:contextual-spacing="false" fo:line-height="150%" fo:text-align="start" style:justify-single-word="false" fo:background-color="transparent" fo:padding="0in" fo:border="none"/>
    </style:style>
    <style:style style:name="P4" style:family="paragraph" style:parent-style-name="Preformatted_20_Text">
      <loext:graphic-properties draw:fill="none" draw:fill-color="#ffffff"/>
      <style:paragraph-properties fo:line-height="150%" fo:text-align="start" style:justify-single-word="false" fo:background-color="transparent" fo:padding="0in" fo:border="none"/>
    </style:style>
    <style:style style:name="P5" style:family="paragraph" style:parent-style-name="Standard">
      <style:text-properties officeooo:rsid="001c2c54" officeooo:paragraph-rsid="001c2c54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>
      <style:text-properties officeooo:rsid="001c2c54" officeooo:paragraph-rsid="001c2c54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color="#abb2bf" loext:opacity="100%" style:font-name="var font-mono" fo:background-color="transparent" loext:char-shading-value="0"/>
    </style:style>
    <style:style style:name="T2" style:family="text">
      <style:text-properties fo:color="#abb2bf" loext:opacity="100%" fo:background-color="transparent" loext:char-shading-value="0"/>
    </style:style>
    <style:style style:name="T3" style:family="text">
      <style:text-properties fo:color="#d19a66" loext:opacity="100%" style:font-name="var font-mono" fo:background-color="transparent" loext:char-shading-value="0"/>
    </style:style>
    <style:style style:name="T4" style:family="text">
      <style:text-properties fo:color="#98c379" loext:opacity="100%" style:font-name="var font-mono" fo:background-color="transparent" loext:char-shading-value="0"/>
    </style:style>
    <style:style style:name="T5" style:family="text">
      <style:text-properties fo:color="#5c6370" loext:opacity="100%" style:font-name="var font-mono" fo:font-style="italic" fo:background-color="transparent" loext:char-shading-value="0"/>
    </style:style>
    <style:style style:name="T6" style:family="text">
      <style:text-properties officeooo:rsid="001e1ce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Yeah, I'll write you a summary + the Claude Code prompt so you can jump right in tomorrow.</text:p>
      <text:p text:style-name="Horizontal_20_Line"/>
      <text:h text:style-name="Heading_20_2" text:outline-level="2">Summary of Today's Session</text:h>
      <text:p text:style-name="Text_20_body"><text:span text:style-name="Strong_20_Emphasis">Problem Solved:</text:span> You were hitting multi-machine development hell - forgot to push changes from your laptop, then had issues with <text:span text:style-name="Source_20_Text">.env</text:span> files and SQLite databases not syncing via git when you switched to your desktop.</text:p>
      <text:p text:style-name="Text_20_body"><text:span text:style-name="Strong_20_Emphasis">Solution Implemented:</text:span> Set up a <text:span text:style-name="Strong_20_Emphasis">centralized development environment</text:span> on your Ubuntu Server using:</text:p>
      <text:list xml:id="list3534912802" text:style-name="L2">
        <text:list-item>
          <text:p text:style-name="P10"><text:span text:style-name="Strong_20_Emphasis">VS Code Remote-SSH</text:span> - code directly on the server from any machine </text:p>
        </text:list-item>
        <text:list-item>
          <text:p text:style-name="P10"><text:span text:style-name="Strong_20_Emphasis">PostgreSQL in Docker</text:span> - replaced SQLite with a proper centralized database </text:p>
        </text:list-item>
        <text:list-item>
          <text:p text:style-name="P9"><text:span text:style-name="Strong_20_Emphasis">Git workflow maintained</text:span> - still push/pull to GitHub for version control and backup </text:p>
        </text:list-item>
      </text:list>
      <text:p text:style-name="Text_20_body"><text:span text:style-name="Strong_20_Emphasis">What Got Done:</text:span></text:p>
      <text:list xml:id="list1552275233" text:style-name="L3">
        <text:list-item>
          <text:p text:style-name="P12">Migrated Life OS from SQLite to PostgreSQL </text:p>
        </text:list-item>
        <text:list-item>
          <text:p text:style-name="P12">Set up Docker Compose with persistent volumes for the database </text:p>
        </text:list-item>
        <text:list-item>
          <text:p text:style-name="P12">Updated Prisma schema and ran migrations </text:p>
        </text:list-item>
        <text:list-item>
          <text:p text:style-name="P12">Configured git on the server (user.email, user.name) </text:p>
        </text:list-item>
        <text:list-item>
          <text:p text:style-name="P12">Successfully pushed all changes to GitHub </text:p>
        </text:list-item>
        <text:list-item>
          <text:p text:style-name="P11">Verified the app runs on the new setup </text:p>
        </text:list-item>
      </text:list>
      <text:p text:style-name="Text_20_body"><text:span text:style-name="Strong_20_Emphasis">Current State:</text:span></text:p>
      <text:list xml:id="list1853259233" text:style-name="L4">
        <text:list-item>
          <text:p text:style-name="P14">Life OS is fully functional on your server at <text:span text:style-name="Source_20_Text">localhost:3000</text:span> </text:p>
        </text:list-item>
        <text:list-item>
          <text:p text:style-name="P14">You can SSH in from laptop or desktop and work on the same codebase </text:p>
        </text:list-item>
        <text:list-item>
          <text:p text:style-name="P13">No more sync issues possible </text:p>
        </text:list-item>
      </text:list>
      <text:p text:style-name="Text_20_body"><text:span text:style-name="Strong_20_Emphasis">Next Steps Identified:</text:span> Two UX bugs need fixing:</text:p>
      <text:list xml:id="list238243584" text:style-name="L5">
        <text:list-item>
          <text:p text:style-name="P16">Invisible text in dialog boxes (contrast issue) </text:p>
        </text:list-item>
        <text:list-item>
          <text:p text:style-name="P15">Responsive layout breaks when screen shrinks </text:p>
        </text:list-item>
      </text:list>
      <text:p text:style-name="Text_20_body">Future features to consider:</text:p>
      <text:list xml:id="list3909890202" text:style-name="L6">
        <text:list-item>
          <text:p text:style-name="P18">Advanced recurring tasks (e.g., "90 days after completion") </text:p>
        </text:list-item>
        <text:list-item>
          <text:p text:style-name="P18">Categories and priority for tasks/habits </text:p>
        </text:list-item>
        <text:list-item>
          <text:p text:style-name="P17">Other expansions TBD </text:p>
        </text:list-item>
      </text:list>
      <text:p text:style-name="Horizontal_20_Line"/>
      <text:h text:style-name="Heading_20_2" text:outline-level="2">Claude Code Prompt for Tomorrow</text:h>
      <text:p text:style-name="Preformatted_20_Text"><text:span text:style-name="Source_20_Text">I'm working on a Next.js 16 (TypeScript) personal dashboard called Life OS. The app uses Tailwind CSS for styling and runs on localhost:3000.</text:span></text:p>
      <text:p text:style-name="Preformatted_20_Text"/>
      <text:p text:style-name="Preformatted_20_Text"><text:span text:style-name="Source_20_Text">I have two critical UX bugs that need fixing:</text:span></text:p>
      <text:p text:style-name="Preformatted_20_Text"/>
      <text:p text:style-name="Preformatted_20_Text"><text:span text:style-name="Source_20_Text">1. **Invisible text input bug**: When typing in dialog boxes (specifically the "create new item" modal), the text is nearly invisible on my laptop screen. It </text:span><text:soft-page-break/><text:span text:style-name="Source_20_Text">seems like a contrast issue - likely light text on a light background. This affects all input fields in modals.</text:span></text:p>
      <text:p text:style-name="Preformatted_20_Text"/>
      <text:p text:style-name="Preformatted_20_Text"><text:span text:style-name="Source_20_Text">2. **Responsive layout breaking**: When the browser window is shrunk horizontally, the week view calendar layout breaks and elements overlap or get cut off. The calendar should gracefully adapt to narrower screens.</text:span></text:p>
      <text:p text:style-name="Preformatted_20_Text"/>
      <text:p text:style-name="Preformatted_20_Text"><text:span text:style-name="Source_20_Text">Please:</text:span></text:p>
      <text:p text:style-name="Preformatted_20_Text"><text:span text:style-name="Source_20_Text">- Investigate the dialog/modal input styling and fix the text visibility issue (ensure good contrast on all screens)</text:span></text:p>
      <text:p text:style-name="Preformatted_20_Text"><text:span text:style-name="Source_20_Text">- Fix the responsive behavior of the week view calendar so it works well on smaller screen widths</text:span></text:p>
      <text:p text:style-name="Preformatted_20_Text"><text:span text:style-name="Source_20_Text">- Make sure any changes work with the existing Tailwind setup</text:span></text:p>
      <text:p text:style-name="Preformatted_20_Text"/>
      <text:p text:style-name="P1"><text:span text:style-name="Source_20_Text">The project is already set up and running. Focus on CSS/styling fixes - no database or API changes needed.</text:span></text:p>
      <text:p text:style-name="Horizontal_20_Line"/>
      <text:p text:style-name="Text_20_body"><text:span text:style-name="Strong_20_Emphasis">Tomorrow:</text:span> Fire up VS Code, SSH into your server, paste that prompt into Claude Code, and let it work while you do other stuff. Good luck with the family duties!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7:19:37.067226211</meta:creation-date>
    <dc:date>2025-11-14T19:57:59.598744977</dc:date>
    <meta:editing-duration>PT2H15S</meta:editing-duration>
    <meta:editing-cycles>1</meta:editing-cycles>
    <meta:document-statistic meta:table-count="0" meta:image-count="0" meta:object-count="0" meta:page-count="2" meta:paragraph-count="36" meta:word-count="454" meta:character-count="2677" meta:non-whitespace-character-count="2259"/>
    <meta:generator>LibreOffice/7.3.7.2$Linux_X86_64 LibreOffice_project/30$Build-2</meta:generator>
  </office:meta>
</office:document-meta>
</file>